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Dialogs/Standard/dialog-lb.xml" manifest:media-type="text/xml"/>
  <manifest:file-entry manifest:full-path="Dialogs/Standard/Dialog1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3d01" officeooo:paragraph-rsid="000b3d01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>
      <style:text-properties officeooo:rsid="000b3d01" officeooo:paragraph-rsid="000b3d01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officeooo:rsid="000c25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ython Macro Example</text:h>
      <text:p text:style-name="P1">To see example dialog:</text:p>
      <text:p text:style-name="P1"><text:span text:style-name="T1">Tools</text:span> → <text:span text:style-name="T1">Macros</text:span> → <text:span text:style-name="T1">Run Macro …</text:span></text:p>
      <text:p text:style-name="P1">Choose <text:span text:style-name="T1">python_sampl</text:span><text:span text:style-name="T2">e.odt</text:span> → <text:span text:style-name="T2">python_s</text:span><text:span text:style-name="T1">ample</text:span> → <text:span text:style-name="T1">doc_dialog</text:span></text:p>
      <text:p text:style-name="Standard">Click the Run butt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our Spirit</meta:initial-creator>
    <meta:creation-date>2024-03-27T13:36:09.548923145</meta:creation-date>
    <meta:generator>LibreOffice/24.2.1.2$Linux_X86_64 LibreOffice_project/420$Build-2</meta:generator>
    <dc:date>2024-03-27T14:12:56.056760318</dc:date>
    <meta:editing-duration>PT9M30S</meta:editing-duration>
    <meta:editing-cycles>4</meta:editing-cycles>
    <dc:creator>Amour Spirit</dc:creator>
    <meta:document-statistic meta:table-count="0" meta:image-count="0" meta:object-count="0" meta:page-count="1" meta:paragraph-count="5" meta:word-count="24" meta:character-count="144" meta:non-whitespace-character-count="125"/>
  </office:meta>
</office:document-meta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214" dlg:top="110" dlg:width="170" dlg:height="60" dlg:closeable="true" dlg:moveable="true">
  <dlg:bulletinboard>
    <dlg:text dlg:id="Label1" dlg:tab-index="0" dlg:left="9" dlg:top="7" dlg:width="142" dlg:height="16" dlg:value="Sample Python"/>
    <dlg:button dlg:id="CommandButton1" dlg:tab-index="1" dlg:left="131" dlg:top="40" dlg:width="36" dlg:height="12" dlg:default="true" dlg:value="OK" dlg:button-type="ok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